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57e" officeooo:paragraph-rsid="0015c57e"/>
    </style:style>
    <style:style style:name="P2" style:family="paragraph" style:parent-style-name="Standard">
      <style:text-properties officeooo:rsid="001205b3" officeooo:paragraph-rsid="0016ec42"/>
    </style:style>
    <style:style style:name="P3" style:family="paragraph" style:parent-style-name="Standard">
      <style:text-properties officeooo:rsid="001205b3" officeooo:paragraph-rsid="001205b3"/>
    </style:style>
    <style:style style:name="P4" style:family="paragraph" style:parent-style-name="Standard">
      <style:text-properties officeooo:rsid="001205b3" officeooo:paragraph-rsid="0013d668"/>
    </style:style>
    <style:style style:name="P5" style:family="paragraph" style:parent-style-name="Standard">
      <style:text-properties officeooo:rsid="0016ec42" officeooo:paragraph-rsid="0016ec42"/>
    </style:style>
    <style:style style:name="P6" style:family="paragraph" style:parent-style-name="Standard">
      <style:text-properties officeooo:rsid="00170e56" officeooo:paragraph-rsid="00170e56"/>
    </style:style>
    <style:style style:name="P7" style:family="paragraph" style:parent-style-name="Standard">
      <style:text-properties officeooo:rsid="0013d668" officeooo:paragraph-rsid="0013d668"/>
    </style:style>
    <style:style style:name="P8" style:family="paragraph" style:parent-style-name="Standard">
      <style:text-properties officeooo:rsid="0017e06e" officeooo:paragraph-rsid="0017e06e"/>
    </style:style>
    <style:style style:name="P9" style:family="paragraph" style:parent-style-name="Standard">
      <style:text-properties officeooo:rsid="0015c57e" officeooo:paragraph-rsid="0017e06e"/>
    </style:style>
    <style:style style:name="T1" style:family="text">
      <style:text-properties officeooo:rsid="0013d668"/>
    </style:style>
    <style:style style:name="T2" style:family="text">
      <style:text-properties officeooo:rsid="0015c57e"/>
    </style:style>
    <style:style style:name="T3" style:family="text">
      <style:text-properties officeooo:rsid="0016ec42"/>
    </style:style>
    <style:style style:name="T4" style:family="text">
      <style:text-properties officeooo:rsid="0017e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text:tab/>1</text:p>
      <text:p text:style-name="P2">!<text:span text:style-name="T3">5=0<text:tab/>-c+1=-3<text:tab/>|| 有一个不为0则为1;</text:span></text:p>
      <text:p text:style-name="P2">2.<text:tab/>a=1 <text:s/>b=2 <text:s/>c=0 <text:s/>d=1</text:p>
      <text:p text:style-name="P5">a=01<text:tab/>b=10<text:tab/>a&amp;b=0<text:tab/><text:tab/>&amp;&amp;有0为0<text:tab/>c=0</text:p>
      <text:p text:style-name="P5">a &amp;&amp; b=1<text:tab/>01&amp;01=01<text:tab/>d=1</text:p>
      <text:p text:style-name="P3">3.<text:tab/>D</text:p>
      <text:p text:style-name="P6">D.指针自增1</text:p>
      <text:p text:style-name="P3">4.<text:tab/>9</text:p>
      <text:p text:style-name="P6">f(2)=3<text:tab/><text:tab/>f(3)=3*f(2)=9</text:p>
      <text:p text:style-name="P3">5.<text:tab/>D</text:p>
      <text:p text:style-name="P6">把函数的首地址赋值给指针变量</text:p>
      <text:p text:style-name="P4">6.<text:tab/><text:span text:style-name="T1">Beijing</text:span></text:p>
      <text:p text:style-name="P6">每一列有10个元素，p+10指向第二行</text:p>
      <text:p text:style-name="P7">7.<text:tab/>D</text:p>
      <text:p text:style-name="P6">str=NULL</text:p>
      <text:p text:style-name="P7">8.<text:tab/><text:span text:style-name="T2">D</text:span></text:p>
      <text:p text:style-name="P8"/>
      <text:p text:style-name="P9">9.<text:tab/>14</text:p>
      <text:p text:style-name="P8">65530二进制有14个1</text:p>
      <text:p text:style-name="P1">10.<text:tab/>A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9:36:36.766324262</meta:creation-date>
    <dc:date>2017-12-09T01:51:08.464140598</dc:date>
    <meta:editing-duration>PT32M43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9" meta:word-count="95" meta:character-count="222" meta:non-whitespace-character-count="192"/>
  </office:meta>
</office:document-meta>
</file>